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919240" table:style-name="ce5">
            <text:p>2.919.240</text:p>
          </table:table-cell>
          <table:table-cell office:value-type="float" office:value="447000" table:style-name="ce5">
            <text:p>447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02800" table:style-name="ce5">
            <text:p>102.800</text:p>
          </table:table-cell>
          <table:table-cell office:value-type="float" office:value="4523240" table:style-name="ce6">
            <text:p>4.523.240</text:p>
          </table:table-cell>
          <table:table-cell office:value-type="float" office:value="4411991" table:style-name="ce6">
            <text:p>4.411.991</text:p>
          </table:table-cell>
          <table:table-cell office:value-type="percentage" office:value="0.97540501941086477" table:style-name="ce7">
            <text:p>97,5%</text:p>
          </table:table-cell>
          <table:table-cell office:value-type="float" office:value="3014242" table:style-name="ce5">
            <text:p>3.014.242</text:p>
          </table:table-cell>
          <table:table-cell office:value-type="float" office:value="1446707" table:style-name="ce5">
            <text:p>1.446.707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67765" table:style-name="ce5">
            <text:p>567.765</text:p>
          </table:table-cell>
          <table:table-cell office:value-type="float" office:value="84500" table:style-name="ce5">
            <text:p>84.500</text:p>
          </table:table-cell>
          <table:table-cell office:value-type="float" office:value="165600" table:style-name="ce5">
            <text:p>165.600</text:p>
          </table:table-cell>
          <table:table-cell office:value-type="float" office:value="16000" table:style-name="ce5">
            <text:p>16.000</text:p>
          </table:table-cell>
          <table:table-cell office:value-type="float" office:value="833865" table:style-name="ce6">
            <text:p>833.865</text:p>
          </table:table-cell>
          <table:table-cell office:value-type="float" office:value="800211" table:style-name="ce6">
            <text:p>800.211</text:p>
          </table:table-cell>
          <table:table-cell office:value-type="percentage" office:value="0.95964094907449049" table:style-name="ce7">
            <text:p>96,0%</text:p>
          </table:table-cell>
          <table:table-cell office:value-type="float" office:value="522723" table:style-name="ce5">
            <text:p>522.723</text:p>
          </table:table-cell>
          <table:table-cell office:value-type="float" office:value="287048" table:style-name="ce5">
            <text:p>287.048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20385" table:style-name="ce5">
            <text:p>520.385</text:p>
          </table:table-cell>
          <table:table-cell office:value-type="float" office:value="73600" table:style-name="ce5">
            <text:p>73.600</text:p>
          </table:table-cell>
          <table:table-cell office:value-type="float" office:value="127000" table:style-name="ce5">
            <text:p>127.000</text:p>
          </table:table-cell>
          <table:table-cell office:value-type="float" office:value="12400" table:style-name="ce5">
            <text:p>12.400</text:p>
          </table:table-cell>
          <table:table-cell office:value-type="float" office:value="733385" table:style-name="ce6">
            <text:p>733.385</text:p>
          </table:table-cell>
          <table:table-cell office:value-type="float" office:value="727195" table:style-name="ce6">
            <text:p>727.195</text:p>
          </table:table-cell>
          <table:table-cell office:value-type="percentage" office:value="0.99155968556760776" table:style-name="ce7">
            <text:p>99,2%</text:p>
          </table:table-cell>
          <table:table-cell office:value-type="float" office:value="470971" table:style-name="ce5">
            <text:p>470.971</text:p>
          </table:table-cell>
          <table:table-cell office:value-type="float" office:value="264215" table:style-name="ce5">
            <text:p>264.215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40830" table:style-name="ce5">
            <text:p>340.830</text:p>
          </table:table-cell>
          <table:table-cell office:value-type="float" office:value="54800" table:style-name="ce5">
            <text:p>54.800</text:p>
          </table:table-cell>
          <table:table-cell office:value-type="float" office:value="145800" table:style-name="ce5">
            <text:p>145.800</text:p>
          </table:table-cell>
          <table:table-cell office:value-type="float" office:value="14200" table:style-name="ce5">
            <text:p>14.200</text:p>
          </table:table-cell>
          <table:table-cell office:value-type="float" office:value="555630" table:style-name="ce6">
            <text:p>555.630</text:p>
          </table:table-cell>
          <table:table-cell office:value-type="float" office:value="518077" table:style-name="ce6">
            <text:p>518.077</text:p>
          </table:table-cell>
          <table:table-cell office:value-type="percentage" office:value="0.93241365657001962" table:style-name="ce7">
            <text:p>93,2%</text:p>
          </table:table-cell>
          <table:table-cell office:value-type="float" office:value="371487" table:style-name="ce5">
            <text:p>371.487</text:p>
          </table:table-cell>
          <table:table-cell office:value-type="float" office:value="154356" table:style-name="ce5">
            <text:p>154.356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710160" table:style-name="ce5">
            <text:p>710.16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26400" table:style-name="ce5">
            <text:p>26.400</text:p>
          </table:table-cell>
          <table:table-cell office:value-type="float" office:value="1112360" table:style-name="ce6">
            <text:p>1.112.360</text:p>
          </table:table-cell>
          <table:table-cell office:value-type="float" office:value="995872" table:style-name="ce6">
            <text:p>995.872</text:p>
          </table:table-cell>
          <table:table-cell office:value-type="percentage" office:value="0.89527850695817901" table:style-name="ce7">
            <text:p>89,5%</text:p>
          </table:table-cell>
          <table:table-cell office:value-type="float" office:value="710238" table:style-name="ce5">
            <text:p>710.238</text:p>
          </table:table-cell>
          <table:table-cell office:value-type="float" office:value="309230" table:style-name="ce5">
            <text:p>309.230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52285" table:style-name="ce5">
            <text:p>252.285</text:p>
          </table:table-cell>
          <table:table-cell office:value-type="float" office:value="36900" table:style-name="ce5">
            <text:p>36.900</text:p>
          </table:table-cell>
          <table:table-cell office:value-type="float" office:value="72500" table:style-name="ce5">
            <text:p>72.500</text:p>
          </table:table-cell>
          <table:table-cell office:value-type="float" office:value="6950" table:style-name="ce5">
            <text:p>6.950</text:p>
          </table:table-cell>
          <table:table-cell office:value-type="float" office:value="368635" table:style-name="ce6">
            <text:p>368.635</text:p>
          </table:table-cell>
          <table:table-cell office:value-type="float" office:value="346706" table:style-name="ce6">
            <text:p>346.706</text:p>
          </table:table-cell>
          <table:table-cell office:value-type="percentage" office:value="0.94051297353750996" table:style-name="ce7">
            <text:p>94,1%</text:p>
          </table:table-cell>
          <table:table-cell office:value-type="float" office:value="230025" table:style-name="ce5">
            <text:p>230.025</text:p>
          </table:table-cell>
          <table:table-cell office:value-type="float" office:value="120945" table:style-name="ce5">
            <text:p>120.945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218855" table:style-name="ce5">
            <text:p>1.218.855</text:p>
          </table:table-cell>
          <table:table-cell office:value-type="float" office:value="180200" table:style-name="ce5">
            <text:p>180.200</text:p>
          </table:table-cell>
          <table:table-cell office:value-type="float" office:value="298300" table:style-name="ce5">
            <text:p>298.300</text:p>
          </table:table-cell>
          <table:table-cell office:value-type="float" office:value="29150" table:style-name="ce5">
            <text:p>29.150</text:p>
          </table:table-cell>
          <table:table-cell office:value-type="float" office:value="1726505" table:style-name="ce6">
            <text:p>1.726.505</text:p>
          </table:table-cell>
          <table:table-cell office:value-type="float" office:value="1598322" table:style-name="ce6">
            <text:p>1.598.322</text:p>
          </table:table-cell>
          <table:table-cell office:value-type="percentage" office:value="0.92575578987607909" table:style-name="ce7">
            <text:p>92,6%</text:p>
          </table:table-cell>
          <table:table-cell office:value-type="float" office:value="1005002" table:style-name="ce5">
            <text:p>1.005.002</text:p>
          </table:table-cell>
          <table:table-cell office:value-type="float" office:value="615945" table:style-name="ce5">
            <text:p>615.945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97805" table:style-name="ce5">
            <text:p>797.805</text:p>
          </table:table-cell>
          <table:table-cell office:value-type="float" office:value="121100" table:style-name="ce5">
            <text:p>121.100</text:p>
          </table:table-cell>
          <table:table-cell office:value-type="float" office:value="253800" table:style-name="ce5">
            <text:p>253.800</text:p>
          </table:table-cell>
          <table:table-cell office:value-type="float" office:value="24675" table:style-name="ce5">
            <text:p>24.675</text:p>
          </table:table-cell>
          <table:table-cell office:value-type="float" office:value="1197380" table:style-name="ce6">
            <text:p>1.197.380</text:p>
          </table:table-cell>
          <table:table-cell office:value-type="float" office:value="1146802" table:style-name="ce6">
            <text:p>1.146.802</text:p>
          </table:table-cell>
          <table:table-cell office:value-type="percentage" office:value="0.95775944144715963" table:style-name="ce7">
            <text:p>95,8%</text:p>
          </table:table-cell>
          <table:table-cell office:value-type="float" office:value="774216" table:style-name="ce5">
            <text:p>774.216</text:p>
          </table:table-cell>
          <table:table-cell office:value-type="float" office:value="393256" table:style-name="ce5">
            <text:p>393.256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853080" table:style-name="ce5">
            <text:p>2.853.080</text:p>
          </table:table-cell>
          <table:table-cell office:value-type="float" office:value="437200" table:style-name="ce5">
            <text:p>437.200</text:p>
          </table:table-cell>
          <table:table-cell office:value-type="float" office:value="969100" table:style-name="ce5">
            <text:p>969.100</text:p>
          </table:table-cell>
          <table:table-cell office:value-type="float" office:value="94450" table:style-name="ce5">
            <text:p>94.450</text:p>
          </table:table-cell>
          <table:table-cell office:value-type="float" office:value="4353830" table:style-name="ce6">
            <text:p>4.353.830</text:p>
          </table:table-cell>
          <table:table-cell office:value-type="float" office:value="3995011" table:style-name="ce6">
            <text:p>3.995.011</text:p>
          </table:table-cell>
          <table:table-cell office:value-type="percentage" office:value="0.91758543627105327" table:style-name="ce7">
            <text:p>91,8%</text:p>
          </table:table-cell>
          <table:table-cell office:value-type="float" office:value="2778155" table:style-name="ce5">
            <text:p>2.778.155</text:p>
          </table:table-cell>
          <table:table-cell office:value-type="float" office:value="1258088" table:style-name="ce5">
            <text:p>1.258.088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783270" table:style-name="ce5">
            <text:p>1.783.270</text:p>
          </table:table-cell>
          <table:table-cell office:value-type="float" office:value="272700" table:style-name="ce5">
            <text:p>272.700</text:p>
          </table:table-cell>
          <table:table-cell office:value-type="float" office:value="629800" table:style-name="ce5">
            <text:p>629.800</text:p>
          </table:table-cell>
          <table:table-cell office:value-type="float" office:value="61400" table:style-name="ce5">
            <text:p>61.400</text:p>
          </table:table-cell>
          <table:table-cell office:value-type="float" office:value="2747170" table:style-name="ce6">
            <text:p>2.747.170</text:p>
          </table:table-cell>
          <table:table-cell office:value-type="float" office:value="2632543" table:style-name="ce6">
            <text:p>2.632.543</text:p>
          </table:table-cell>
          <table:table-cell office:value-type="percentage" office:value="0.95827451522839868" table:style-name="ce7">
            <text:p>95,8%</text:p>
          </table:table-cell>
          <table:table-cell office:value-type="float" office:value="1797349" table:style-name="ce5">
            <text:p>1.797.349</text:p>
          </table:table-cell>
          <table:table-cell office:value-type="float" office:value="881810" table:style-name="ce5">
            <text:p>881.810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59305" table:style-name="ce5">
            <text:p>459.305</text:p>
          </table:table-cell>
          <table:table-cell office:value-type="float" office:value="66700" table:style-name="ce5">
            <text:p>66.700</text:p>
          </table:table-cell>
          <table:table-cell office:value-type="float" office:value="132400" table:style-name="ce5">
            <text:p>132.400</text:p>
          </table:table-cell>
          <table:table-cell office:value-type="float" office:value="12900" table:style-name="ce5">
            <text:p>12.900</text:p>
          </table:table-cell>
          <table:table-cell office:value-type="float" office:value="671305" table:style-name="ce6">
            <text:p>671.305</text:p>
          </table:table-cell>
          <table:table-cell office:value-type="float" office:value="646531" table:style-name="ce6">
            <text:p>646.531</text:p>
          </table:table-cell>
          <table:table-cell office:value-type="percentage" office:value="0.96309576124116458" table:style-name="ce7">
            <text:p>96,3%</text:p>
          </table:table-cell>
          <table:table-cell office:value-type="float" office:value="427510" table:style-name="ce5">
            <text:p>427.510</text:p>
          </table:table-cell>
          <table:table-cell office:value-type="float" office:value="228317" table:style-name="ce5">
            <text:p>228.317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80095" table:style-name="ce5">
            <text:p>1.280.095</text:p>
          </table:table-cell>
          <table:table-cell office:value-type="float" office:value="182600" table:style-name="ce5">
            <text:p>182.600</text:p>
          </table:table-cell>
          <table:table-cell office:value-type="float" office:value="336600" table:style-name="ce5">
            <text:p>336.600</text:p>
          </table:table-cell>
          <table:table-cell office:value-type="float" office:value="32900" table:style-name="ce5">
            <text:p>32.900</text:p>
          </table:table-cell>
          <table:table-cell office:value-type="float" office:value="1832195" table:style-name="ce6">
            <text:p>1.832.195</text:p>
          </table:table-cell>
          <table:table-cell office:value-type="float" office:value="1786951" table:style-name="ce6">
            <text:p>1.786.951</text:p>
          </table:table-cell>
          <table:table-cell office:value-type="percentage" office:value="0.97530612189204746" table:style-name="ce7">
            <text:p>97,5%</text:p>
          </table:table-cell>
          <table:table-cell office:value-type="float" office:value="1194630" table:style-name="ce5">
            <text:p>1.194.630</text:p>
          </table:table-cell>
          <table:table-cell office:value-type="float" office:value="613146" table:style-name="ce5">
            <text:p>613.146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33445" table:style-name="ce5">
            <text:p>133.445</text:p>
          </table:table-cell>
          <table:table-cell office:value-type="float" office:value="19500" table:style-name="ce5">
            <text:p>19.500</text:p>
          </table:table-cell>
          <table:table-cell office:value-type="float" office:value="39600" table:style-name="ce5">
            <text:p>39.600</text:p>
          </table:table-cell>
          <table:table-cell office:value-type="float" office:value="3900" table:style-name="ce5">
            <text:p>3.900</text:p>
          </table:table-cell>
          <table:table-cell office:value-type="float" office:value="196445" table:style-name="ce6">
            <text:p>196.445</text:p>
          </table:table-cell>
          <table:table-cell office:value-type="float" office:value="186704" table:style-name="ce6">
            <text:p>186.704</text:p>
          </table:table-cell>
          <table:table-cell office:value-type="percentage" office:value="0.95041360177148815" table:style-name="ce7">
            <text:p>95,0%</text:p>
          </table:table-cell>
          <table:table-cell office:value-type="float" office:value="119865" table:style-name="ce5">
            <text:p>119.865</text:p>
          </table:table-cell>
          <table:table-cell office:value-type="float" office:value="70135" table:style-name="ce5">
            <text:p>70.135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357475" table:style-name="ce5">
            <text:p>2.357.475</text:p>
          </table:table-cell>
          <table:table-cell office:value-type="float" office:value="364200" table:style-name="ce5">
            <text:p>364.200</text:p>
          </table:table-cell>
          <table:table-cell office:value-type="float" office:value="844700" table:style-name="ce5">
            <text:p>844.700</text:p>
          </table:table-cell>
          <table:table-cell office:value-type="float" office:value="82300" table:style-name="ce5">
            <text:p>82.300</text:p>
          </table:table-cell>
          <table:table-cell office:value-type="float" office:value="3648675" table:style-name="ce6">
            <text:p>3.648.675</text:p>
          </table:table-cell>
          <table:table-cell office:value-type="float" office:value="3410710" table:style-name="ce6">
            <text:p>3.410.710</text:p>
          </table:table-cell>
          <table:table-cell office:value-type="percentage" office:value="0.93478043399316191" table:style-name="ce7">
            <text:p>93,5%</text:p>
          </table:table-cell>
          <table:table-cell office:value-type="float" office:value="2319092" table:style-name="ce5">
            <text:p>2.319.092</text:p>
          </table:table-cell>
          <table:table-cell office:value-type="float" office:value="1139171" table:style-name="ce5">
            <text:p>1.139.171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04995" table:style-name="ce5">
            <text:p>504.995</text:p>
          </table:table-cell>
          <table:table-cell office:value-type="float" office:value="77300" table:style-name="ce5">
            <text:p>77.300</text:p>
          </table:table-cell>
          <table:table-cell office:value-type="float" office:value="188100" table:style-name="ce5">
            <text:p>188.100</text:p>
          </table:table-cell>
          <table:table-cell office:value-type="float" office:value="18300" table:style-name="ce5">
            <text:p>18.300</text:p>
          </table:table-cell>
          <table:table-cell office:value-type="float" office:value="788695" table:style-name="ce6">
            <text:p>788.695</text:p>
          </table:table-cell>
          <table:table-cell office:value-type="float" office:value="703427" table:style-name="ce6">
            <text:p>703.427</text:p>
          </table:table-cell>
          <table:table-cell office:value-type="percentage" office:value="0.89188723143927628" table:style-name="ce7">
            <text:p>89,2%</text:p>
          </table:table-cell>
          <table:table-cell office:value-type="float" office:value="462994" table:style-name="ce5">
            <text:p>462.994</text:p>
          </table:table-cell>
          <table:table-cell office:value-type="float" office:value="250064" table:style-name="ce5">
            <text:p>250.064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55795" table:style-name="ce5">
            <text:p>255.795</text:p>
          </table:table-cell>
          <table:table-cell office:value-type="float" office:value="38800" table:style-name="ce5">
            <text:p>38.800</text:p>
          </table:table-cell>
          <table:table-cell office:value-type="float" office:value="82300" table:style-name="ce5">
            <text:p>82.300</text:p>
          </table:table-cell>
          <table:table-cell office:value-type="float" office:value="8050" table:style-name="ce5">
            <text:p>8.050</text:p>
          </table:table-cell>
          <table:table-cell office:value-type="float" office:value="384945" table:style-name="ce6">
            <text:p>384.945</text:p>
          </table:table-cell>
          <table:table-cell office:value-type="float" office:value="379747" table:style-name="ce6">
            <text:p>379.747</text:p>
          </table:table-cell>
          <table:table-cell office:value-type="percentage" office:value="0.98649677226616794" table:style-name="ce7">
            <text:p>98,6%</text:p>
          </table:table-cell>
          <table:table-cell office:value-type="float" office:value="256006" table:style-name="ce5">
            <text:p>256.006</text:p>
          </table:table-cell>
          <table:table-cell office:value-type="float" office:value="131982" table:style-name="ce5">
            <text:p>131.982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925290" table:style-name="ce5">
            <text:p>925.290</text:p>
          </table:table-cell>
          <table:table-cell office:value-type="float" office:value="136200" table:style-name="ce5">
            <text:p>136.200</text:p>
          </table:table-cell>
          <table:table-cell office:value-type="float" office:value="276500" table:style-name="ce5">
            <text:p>276.500</text:p>
          </table:table-cell>
          <table:table-cell office:value-type="float" office:value="26950" table:style-name="ce5">
            <text:p>26.950</text:p>
          </table:table-cell>
          <table:table-cell office:value-type="float" office:value="1364940" table:style-name="ce6">
            <text:p>1.364.940</text:p>
          </table:table-cell>
          <table:table-cell office:value-type="float" office:value="1306191" table:style-name="ce6">
            <text:p>1.306.191</text:p>
          </table:table-cell>
          <table:table-cell office:value-type="percentage" office:value="0.95695854762846722" table:style-name="ce7">
            <text:p>95,7%</text:p>
          </table:table-cell>
          <table:table-cell office:value-type="float" office:value="908202" table:style-name="ce5">
            <text:p>908.202</text:p>
          </table:table-cell>
          <table:table-cell office:value-type="float" office:value="421203" table:style-name="ce5">
            <text:p>421.203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4210" table:style-name="ce5">
            <text:p>24.21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40060" table:style-name="ce6">
            <text:p>40.060</text:p>
          </table:table-cell>
          <table:table-cell office:value-type="float" office:value="36761" table:style-name="ce6">
            <text:p>36.761</text:p>
          </table:table-cell>
          <table:table-cell office:value-type="percentage" office:value="0.91764852720918622" table:style-name="ce7">
            <text:p>91,8%</text:p>
          </table:table-cell>
          <table:table-cell office:value-type="float" office:value="28671" table:style-name="ce5">
            <text:p>28.671</text:p>
          </table:table-cell>
          <table:table-cell office:value-type="float" office:value="8867" table:style-name="ce5">
            <text:p>8.867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4210" table:style-name="ce5">
            <text:p>24.21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39960" table:style-name="ce6">
            <text:p>39.960</text:p>
          </table:table-cell>
          <table:table-cell office:value-type="float" office:value="35862" table:style-name="ce6">
            <text:p>35.862</text:p>
          </table:table-cell>
          <table:table-cell office:value-type="percentage" office:value="0.89744744744744742" table:style-name="ce7">
            <text:p>89,7%</text:p>
          </table:table-cell>
          <table:table-cell office:value-type="float" office:value="27381" table:style-name="ce5">
            <text:p>27.381</text:p>
          </table:table-cell>
          <table:table-cell office:value-type="float" office:value="9461" table:style-name="ce5">
            <text:p>9.461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9564" table:style-name="ce6">
            <text:p>79.564</text:p>
          </table:table-cell>
          <table:table-cell office:value-type="percentage" office:value="0.87107510400700683" table:style-name="ce7">
            <text:p>87,1%</text:p>
          </table:table-cell>
          <table:table-cell office:value-type="float" office:value="68832" table:style-name="ce5">
            <text:p>68.832</text:p>
          </table:table-cell>
          <table:table-cell office:value-type="float" office:value="10732" table:style-name="ce5">
            <text:p>10.732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950335" table:style-name="ce11">
            <text:p>17.950.335</text:p>
          </table:table-cell>
          <table:table-cell office:value-type="float" office:value="2709000" table:style-name="ce12">
            <text:p>2.709.0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575825" table:style-name="ce14">
            <text:p>575.825</text:p>
          </table:table-cell>
          <table:table-cell office:value-type="float" office:value="27210560" table:style-name="ce15">
            <text:p>27.210.560</text:p>
          </table:table-cell>
          <table:table-cell office:value-type="float" office:value="25745178" table:style-name="ce15">
            <text:p>25.745.178</text:p>
          </table:table-cell>
          <table:table-cell office:value-type="percentage" office:value="0.94614656956710919" table:style-name="ce16">
            <text:p>94,6%</text:p>
          </table:table-cell>
          <table:table-cell office:value-type="float" office:value="17487591" table:style-name="ce15">
            <text:p>17.487.591</text:p>
          </table:table-cell>
          <table:table-cell office:value-type="float" office:value="8614678" table:style-name="ce15">
            <text:p>8.614.678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57" table:style-name="ce5">
            <text:p>18.557</text:p>
          </table:table-cell>
          <table:table-cell office:value-type="float" office:value="17875" table:style-name="ce5">
            <text:p>17.875</text:p>
          </table:table-cell>
          <table:table-cell office:value-type="percentage" office:value="0.99886963074604374" table:style-name="ce25">
            <text:p>99,9%</text:p>
          </table:table-cell>
          <table:table-cell office:value-type="percentage" office:value="0.96215954354612987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62" table:style-name="ce5">
            <text:p>10.862</text:p>
          </table:table-cell>
          <table:table-cell office:value-type="float" office:value="10862" table:style-name="ce5">
            <text:p>10.862</text:p>
          </table:table-cell>
          <table:table-cell office:value-type="float" office:value="9890" table:style-name="ce5">
            <text:p>9.89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1051371754741295" table:style-name="ce25">
            <text:p>91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5" table:style-name="ce5">
            <text:p>7.205</text:p>
          </table:table-cell>
          <table:table-cell office:value-type="float" office:value="7026" table:style-name="ce5">
            <text:p>7.026</text:p>
          </table:table-cell>
          <table:table-cell office:value-type="percentage" office:value="0.96452476572958501" table:style-name="ce25">
            <text:p>96,5%</text:p>
          </table:table-cell>
          <table:table-cell office:value-type="percentage" office:value="0.94056224899598395" table:style-name="ce25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525" table:style-name="ce5">
            <text:p>25.525</text:p>
          </table:table-cell>
          <table:table-cell office:value-type="float" office:value="24325" table:style-name="ce5">
            <text:p>24.325</text:p>
          </table:table-cell>
          <table:table-cell office:value-type="percentage" office:value="0.99839630759602593" table:style-name="ce25">
            <text:p>99,8%</text:p>
          </table:table-cell>
          <table:table-cell office:value-type="percentage" office:value="0.95145896894312754" table:style-name="ce25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97" table:style-name="ce5">
            <text:p>30.297</text:p>
          </table:table-cell>
          <table:table-cell office:value-type="float" office:value="30297" table:style-name="ce5">
            <text:p>30.297</text:p>
          </table:table-cell>
          <table:table-cell office:value-type="float" office:value="28226" table:style-name="ce5">
            <text:p>28.2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164339703601018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52" table:style-name="ce5">
            <text:p>15.252</text:p>
          </table:table-cell>
          <table:table-cell office:value-type="float" office:value="14272" table:style-name="ce5">
            <text:p>14.272</text:p>
          </table:table-cell>
          <table:table-cell office:value-type="percentage" office:value="0.99842890809112328" table:style-name="ce25">
            <text:p>99,8%</text:p>
          </table:table-cell>
          <table:table-cell office:value-type="percentage" office:value="0.93427598847865934" table:style-name="ce25">
            <text:p>93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700" table:style-name="ce5">
            <text:p>23.700</text:p>
          </table:table-cell>
          <table:table-cell office:value-type="float" office:value="23088" table:style-name="ce5">
            <text:p>23.088</text:p>
          </table:table-cell>
          <table:table-cell office:value-type="percentage" office:value="0.99579831932773111" table:style-name="ce25">
            <text:p>99,6%</text:p>
          </table:table-cell>
          <table:table-cell office:value-type="percentage" office:value="0.97008403361344542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90" table:style-name="ce5">
            <text:p>3.390</text:p>
          </table:table-cell>
          <table:table-cell office:value-type="float" office:value="3295" table:style-name="ce5">
            <text:p>3.29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1976401179941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482" table:style-name="ce5">
            <text:p>11.482</text:p>
          </table:table-cell>
          <table:table-cell office:value-type="float" office:value="11047" table:style-name="ce5">
            <text:p>11.047</text:p>
          </table:table-cell>
          <table:table-cell office:value-type="percentage" office:value="0.96609171224232226" table:style-name="ce25">
            <text:p>96,6%</text:p>
          </table:table-cell>
          <table:table-cell office:value-type="percentage" office:value="0.92949095498527556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86" table:style-name="ce5">
            <text:p>8.386</text:p>
          </table:table-cell>
          <table:table-cell office:value-type="float" office:value="8386" table:style-name="ce5">
            <text:p>8.386</text:p>
          </table:table-cell>
          <table:table-cell office:value-type="float" office:value="8235" table:style-name="ce5">
            <text:p>8.23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199379918912477" table:style-name="ce25">
            <text:p>98,2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109" table:style-name="ce15">
            <text:p>419.109</text:p>
          </table:table-cell>
          <table:table-cell office:value-type="float" office:value="417832" table:style-name="ce15">
            <text:p>417.832</text:p>
          </table:table-cell>
          <table:table-cell office:value-type="float" office:value="390900" table:style-name="ce15">
            <text:p>390.900</text:p>
          </table:table-cell>
          <table:table-cell office:value-type="percentage" office:value="0.99695305994383321" table:style-name="ce26">
            <text:p>99,7%</text:p>
          </table:table-cell>
          <table:table-cell office:value-type="percentage" office:value="0.93269292713828622" table:style-name="ce26">
            <text:p>93,3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79484" table:style-name="ce23">
            <text:p>1.879.484</text:p>
          </table:table-cell>
          <table:table-cell office:value-type="percentage" office:value="0.94921324980656996" table:style-name="ce28">
            <text:p>94,9%</text:p>
          </table:table-cell>
          <table:table-cell office:value-type="float" office:value="1157665" table:style-name="ce23">
            <text:p>1.157.665</text:p>
          </table:table-cell>
          <table:table-cell office:value-type="percentage" office:value="0.58466630034484079" table:style-name="ce28">
            <text:p>58,5%</text:p>
          </table:table-cell>
          <table:table-cell office:value-type="date" office:date-value="2021-05-26T00:00:00" table:style-name="ce29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6912" table:style-name="ce5">
            <text:p>356.912</text:p>
          </table:table-cell>
          <table:table-cell office:value-type="percentage" office:value="0.95398111346621084" table:style-name="ce30">
            <text:p>95,4%</text:p>
          </table:table-cell>
          <table:table-cell office:value-type="float" office:value="242084" table:style-name="ce5">
            <text:p>242.084</text:p>
          </table:table-cell>
          <table:table-cell office:value-type="percentage" office:value="0.64706023858081041" table:style-name="ce30">
            <text:p>64,7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4477" table:style-name="ce5">
            <text:p>334.477</text:p>
          </table:table-cell>
          <table:table-cell office:value-type="percentage" office:value="0.96466961038511567" table:style-name="ce30">
            <text:p>96,5%</text:p>
          </table:table-cell>
          <table:table-cell office:value-type="float" office:value="205454" table:style-name="ce5">
            <text:p>205.454</text:p>
          </table:table-cell>
          <table:table-cell office:value-type="percentage" office:value="0.59255264228052618" table:style-name="ce30">
            <text:p>59,3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9717" table:style-name="ce5">
            <text:p>219.717</text:p>
          </table:table-cell>
          <table:table-cell office:value-type="percentage" office:value="0.88850292572657907" table:style-name="ce30">
            <text:p>88,9%</text:p>
          </table:table-cell>
          <table:table-cell office:value-type="float" office:value="121245" table:style-name="ce5">
            <text:p>121.245</text:p>
          </table:table-cell>
          <table:table-cell office:value-type="percentage" office:value="0.49029677826348927" table:style-name="ce30">
            <text:p>49,0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30542" table:style-name="ce5">
            <text:p>430.542</text:p>
          </table:table-cell>
          <table:table-cell office:value-type="percentage" office:value="0.89722606015517059" table:style-name="ce30">
            <text:p>89,7%</text:p>
          </table:table-cell>
          <table:table-cell office:value-type="float" office:value="231855" table:style-name="ce5">
            <text:p>231.855</text:p>
          </table:table-cell>
          <table:table-cell office:value-type="percentage" office:value="0.48317318212224841" table:style-name="ce30">
            <text:p>48,3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6738" table:style-name="ce5">
            <text:p>166.738</text:p>
          </table:table-cell>
          <table:table-cell office:value-type="percentage" office:value="0.97249975211865647" table:style-name="ce30">
            <text:p>97,2%</text:p>
          </table:table-cell>
          <table:table-cell office:value-type="float" office:value="100288" table:style-name="ce5">
            <text:p>100.288</text:p>
          </table:table-cell>
          <table:table-cell office:value-type="percentage" office:value="0.58492998081106773" table:style-name="ce30">
            <text:p>58,5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73497" table:style-name="ce5">
            <text:p>773.497</text:p>
          </table:table-cell>
          <table:table-cell office:value-type="percentage" office:value="0.9820413334992294" table:style-name="ce30">
            <text:p>98,2%</text:p>
          </table:table-cell>
          <table:table-cell office:value-type="float" office:value="527011" table:style-name="ce5">
            <text:p>527.011</text:p>
          </table:table-cell>
          <table:table-cell office:value-type="percentage" office:value="0.66909966710764535" table:style-name="ce30">
            <text:p>66,9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5306" table:style-name="ce5">
            <text:p>495.306</text:p>
          </table:table-cell>
          <table:table-cell office:value-type="percentage" office:value="0.96600024573906018" table:style-name="ce30">
            <text:p>96,6%</text:p>
          </table:table-cell>
          <table:table-cell office:value-type="float" office:value="310632" table:style-name="ce5">
            <text:p>310.632</text:p>
          </table:table-cell>
          <table:table-cell office:value-type="percentage" office:value="0.60582869647130411" table:style-name="ce30">
            <text:p>60,6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52009" table:style-name="ce5">
            <text:p>1.752.009</text:p>
          </table:table-cell>
          <table:table-cell office:value-type="percentage" office:value="0.91247046985738034" table:style-name="ce30">
            <text:p>91,2%</text:p>
          </table:table-cell>
          <table:table-cell office:value-type="float" office:value="988055" table:style-name="ce5">
            <text:p>988.055</text:p>
          </table:table-cell>
          <table:table-cell office:value-type="percentage" office:value="0.51459268194109387" table:style-name="ce30">
            <text:p>51,5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28539" table:style-name="ce5">
            <text:p>1.228.539</text:p>
          </table:table-cell>
          <table:table-cell office:value-type="percentage" office:value="0.94859013173286511" table:style-name="ce30">
            <text:p>94,9%</text:p>
          </table:table-cell>
          <table:table-cell office:value-type="float" office:value="737847" table:style-name="ce5">
            <text:p>737.847</text:p>
          </table:table-cell>
          <table:table-cell office:value-type="percentage" office:value="0.56971279131447949" table:style-name="ce30">
            <text:p>57,0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6957" table:style-name="ce5">
            <text:p>296.957</text:p>
          </table:table-cell>
          <table:table-cell office:value-type="percentage" office:value="1.0128897802700065" table:style-name="ce30">
            <text:p>101,3%</text:p>
          </table:table-cell>
          <table:table-cell office:value-type="float" office:value="186617" table:style-name="ce5">
            <text:p>186.617</text:p>
          </table:table-cell>
          <table:table-cell office:value-type="percentage" office:value="0.63653139048632568" table:style-name="ce30">
            <text:p>63,7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7186" table:style-name="ce5">
            <text:p>847.186</text:p>
          </table:table-cell>
          <table:table-cell office:value-type="percentage" office:value="0.97266906317057233" table:style-name="ce30">
            <text:p>97,3%</text:p>
          </table:table-cell>
          <table:table-cell office:value-type="float" office:value="538256" table:style-name="ce5">
            <text:p>538.256</text:p>
          </table:table-cell>
          <table:table-cell office:value-type="percentage" office:value="0.61798112724471321" table:style-name="ce30">
            <text:p>61,8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701" table:style-name="ce5">
            <text:p>86.701</text:p>
          </table:table-cell>
          <table:table-cell office:value-type="percentage" office:value="0.984679159568427" table:style-name="ce30">
            <text:p>98,5%</text:p>
          </table:table-cell>
          <table:table-cell office:value-type="float" office:value="59247" table:style-name="ce5">
            <text:p>59.247</text:p>
          </table:table-cell>
          <table:table-cell office:value-type="percentage" office:value="0.67287904599659287" table:style-name="ce30">
            <text:p>67,3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84385" table:style-name="ce5">
            <text:p>1.484.385</text:p>
          </table:table-cell>
          <table:table-cell office:value-type="percentage" office:value="0.93150974631101091" table:style-name="ce30">
            <text:p>93,2%</text:p>
          </table:table-cell>
          <table:table-cell office:value-type="float" office:value="908399" table:style-name="ce5">
            <text:p>908.399</text:p>
          </table:table-cell>
          <table:table-cell office:value-type="percentage" office:value="0.57005596394410885" table:style-name="ce30">
            <text:p>57,0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6722" table:style-name="ce5">
            <text:p>296.722</text:p>
          </table:table-cell>
          <table:table-cell office:value-type="percentage" office:value="0.92847777857744096" table:style-name="ce30">
            <text:p>92,8%</text:p>
          </table:table-cell>
          <table:table-cell office:value-type="float" office:value="187306" table:style-name="ce5">
            <text:p>187.306</text:p>
          </table:table-cell>
          <table:table-cell office:value-type="percentage" office:value="0.58610234089223634" table:style-name="ce30">
            <text:p>58,6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5252" table:style-name="ce5">
            <text:p>165.252</text:p>
          </table:table-cell>
          <table:table-cell office:value-type="percentage" office:value="0.96750623528998492" table:style-name="ce30">
            <text:p>96,8%</text:p>
          </table:table-cell>
          <table:table-cell office:value-type="float" office:value="104891" table:style-name="ce5">
            <text:p>104.891</text:p>
          </table:table-cell>
          <table:table-cell office:value-type="percentage" office:value="0.61410873408976474" table:style-name="ce30">
            <text:p>61,4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2712" table:style-name="ce5">
            <text:p>632.712</text:p>
          </table:table-cell>
          <table:table-cell office:value-type="percentage" office:value="0.97168394379175305" table:style-name="ce30">
            <text:p>97,2%</text:p>
          </table:table-cell>
          <table:table-cell office:value-type="float" office:value="340133" table:style-name="ce5">
            <text:p>340.133</text:p>
          </table:table-cell>
          <table:table-cell office:value-type="percentage" office:value="0.52235736773400909" table:style-name="ce30">
            <text:p>52,2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299" table:style-name="ce5">
            <text:p>12.299</text:p>
          </table:table-cell>
          <table:table-cell office:value-type="percentage" office:value="0.83213802435723949" table:style-name="ce30">
            <text:p>83,2%</text:p>
          </table:table-cell>
          <table:table-cell office:value-type="float" office:value="6786" table:style-name="ce5">
            <text:p>6.786</text:p>
          </table:table-cell>
          <table:table-cell office:value-type="percentage" office:value="0.45913396481732072" table:style-name="ce30">
            <text:p>45,9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1097" table:style-name="ce5">
            <text:p>11.097</text:p>
          </table:table-cell>
          <table:table-cell office:value-type="percentage" office:value="0.79696926170640625" table:style-name="ce30">
            <text:p>79,7%</text:p>
          </table:table-cell>
          <table:table-cell office:value-type="float" office:value="6596" table:style-name="ce5">
            <text:p>6.596</text:p>
          </table:table-cell>
          <table:table-cell office:value-type="percentage" office:value="0.47371444987072681" table:style-name="ce30">
            <text:p>47,4%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97" table:style-name="ce5">
            <text:p>3.297</text:p>
          </table:table-cell>
          <table:table-cell office:value-type="string" table:style-name="ce30">
            <text:p>-</text:p>
          </table:table-cell>
          <table:table-cell office:value-type="float" office:value="636" table:style-name="ce5">
            <text:p>636</text:p>
          </table:table-cell>
          <table:table-cell office:value-type="string" table:style-name="ce30">
            <text:p>-</text:p>
          </table:table-cell>
          <table:table-cell office:value-type="date" office:date-value="2021-05-26T00:00:00" table:style-name="ce8">
            <text:p>2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473829" table:style-name="ce15">
            <text:p>11.473.829</text:p>
          </table:table-cell>
          <table:table-cell office:value-type="percentage" office:value="0.94582284887835399" table:style-name="ce16">
            <text:p>94,6%</text:p>
          </table:table-cell>
          <table:table-cell office:value-type="float" office:value="6961003" table:style-name="ce15">
            <text:p>6.961.003</text:p>
          </table:table-cell>
          <table:table-cell office:value-type="percentage" office:value="0.57381678675102865" table:style-name="ce16">
            <text:p>57,4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412" table:style-name="ce39">
            <text:p>429.412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7662" table:style-name="ce39">
            <text:p>637.662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8044377065135668" table:style-name="ce40">
            <text:p>98,0%</text:p>
          </table:table-cell>
          <table:table-cell office:value-type="float" office:value="812410" table:style-name="ce39">
            <text:p>812.410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8676817148339726" table:style-name="ce40">
            <text:p>88,7%</text:p>
          </table:table-cell>
          <table:table-cell office:value-type="float" office:value="712500" table:style-name="ce39">
            <text:p>712.500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56323175662696512" table:style-name="ce40">
            <text:p>56,3%</text:p>
          </table:table-cell>
          <table:table-cell office:value-type="float" office:value="383707" table:style-name="ce39">
            <text:p>383.707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750362948393706" table:style-name="ce40">
            <text:p>12,8%</text:p>
          </table:table-cell>
          <table:table-cell office:value-type="float" office:value="38038" table:style-name="ce39">
            <text:p>38.038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6.0778530181546261E-2" table:style-name="ce40">
            <text:p>6,1%</text:p>
          </table:table-cell>
          <table:table-cell office:value-type="float" office:value="513" table:style-name="ce39">
            <text:p>513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8199053435282347E-3" table:style-name="ce40">
            <text:p>0,3%</text:p>
          </table:table-cell>
          <table:table-cell office:value-type="float" office:value="3014242" table:style-name="ce39">
            <text:p>3.014.242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2681267189194094" table:style-name="ce40">
            <text:p>42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245" table:style-name="ce42">
            <text:p>100.245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6355" table:style-name="ce42">
            <text:p>116.355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814299525030479" table:style-name="ce43">
            <text:p>97,8%</text:p>
          </table:table-cell>
          <table:table-cell office:value-type="float" office:value="140312" table:style-name="ce42">
            <text:p>140.312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9732488312751413" table:style-name="ce43">
            <text:p>89,7%</text:p>
          </table:table-cell>
          <table:table-cell office:value-type="float" office:value="97689" table:style-name="ce42">
            <text:p>97.689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49271685513401187" table:style-name="ce43">
            <text:p>49,3%</text:p>
          </table:table-cell>
          <table:table-cell office:value-type="float" office:value="61381" table:style-name="ce42">
            <text:p>61.381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759995337190611" table:style-name="ce43">
            <text:p>13,8%</text:p>
          </table:table-cell>
          <table:table-cell office:value-type="float" office:value="6683" table:style-name="ce42">
            <text:p>6.683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4938326979143308E-2" table:style-name="ce43">
            <text:p>7,5%</text:p>
          </table:table-cell>
          <table:table-cell office:value-type="float" office:value="58" table:style-name="ce42">
            <text:p>58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3102047319365888E-3" table:style-name="ce43">
            <text:p>0,2%</text:p>
          </table:table-cell>
          <table:table-cell office:value-type="float" office:value="522723" table:style-name="ce42">
            <text:p>522.723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6145799124972192" table:style-name="ce43">
            <text:p>46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8020" table:style-name="ce42">
            <text:p>88.020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2261" table:style-name="ce42">
            <text:p>112.261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4196" table:style-name="ce42">
            <text:p>134.196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9672039130783421" table:style-name="ce43">
            <text:p>89,7%</text:p>
          </table:table-cell>
          <table:table-cell office:value-type="float" office:value="86852" table:style-name="ce42">
            <text:p>86.852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53399735620523225" table:style-name="ce43">
            <text:p>53,4%</text:p>
          </table:table-cell>
          <table:table-cell office:value-type="float" office:value="45059" table:style-name="ce42">
            <text:p>45.059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989350967882147" table:style-name="ce43">
            <text:p>14,0%</text:p>
          </table:table-cell>
          <table:table-cell office:value-type="float" office:value="4540" table:style-name="ce42">
            <text:p>4.540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3796304841359193E-2" table:style-name="ce43">
            <text:p>8,4%</text:p>
          </table:table-cell>
          <table:table-cell office:value-type="float" office:value="43" table:style-name="ce42">
            <text:p>43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7629634389256569E-3" table:style-name="ce43">
            <text:p>0,3%</text:p>
          </table:table-cell>
          <table:table-cell office:value-type="float" office:value="470971" table:style-name="ce42">
            <text:p>470.971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2259908633846308" table:style-name="ce43">
            <text:p>52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258" table:style-name="ce42">
            <text:p>50.25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711" table:style-name="ce42">
            <text:p>75.711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4032242038849423" table:style-name="ce43">
            <text:p>94,0%</text:p>
          </table:table-cell>
          <table:table-cell office:value-type="float" office:value="93748" table:style-name="ce42">
            <text:p>93.748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9968608985677847" table:style-name="ce43">
            <text:p>80,0%</text:p>
          </table:table-cell>
          <table:table-cell office:value-type="float" office:value="97097" table:style-name="ce42">
            <text:p>97.097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58563785834484339" table:style-name="ce43">
            <text:p>58,6%</text:p>
          </table:table-cell>
          <table:table-cell office:value-type="float" office:value="50247" table:style-name="ce42">
            <text:p>50.247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827834691652265" table:style-name="ce43">
            <text:p>10,8%</text:p>
          </table:table-cell>
          <table:table-cell office:value-type="float" office:value="4385" table:style-name="ce42">
            <text:p>4.385</text:p>
          </table:table-cell>
          <table:table-cell office:value-type="float" office:value="85839" table:style-name="ce42">
            <text:p>85.839</text:p>
          </table:table-cell>
          <table:table-cell office:value-type="percentage" office:value="5.1084006104451359E-2" table:style-name="ce43">
            <text:p>5,1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71487" table:style-name="ce42">
            <text:p>371.487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7665508441323398" table:style-name="ce43">
            <text:p>37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90260" table:style-name="ce42">
            <text:p>90.260</text:p>
          </table:table-cell>
          <table:table-cell office:value-type="float" office:value="90236" table:style-name="ce42">
            <text:p>90.236</text:p>
          </table:table-cell>
          <table:table-cell office:value-type="percentage" office:value="1" table:style-name="ce43">
            <text:p>100,0%</text:p>
          </table:table-cell>
          <table:table-cell office:value-type="float" office:value="144403" table:style-name="ce42">
            <text:p>144.403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3445975241213741" table:style-name="ce43">
            <text:p>93,4%</text:p>
          </table:table-cell>
          <table:table-cell office:value-type="float" office:value="195879" table:style-name="ce42">
            <text:p>195.87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3320147006278389" table:style-name="ce43">
            <text:p>83,3%</text:p>
          </table:table-cell>
          <table:table-cell office:value-type="float" office:value="166311" table:style-name="ce42">
            <text:p>166.311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47448018898069111" table:style-name="ce43">
            <text:p>47,4%</text:p>
          </table:table-cell>
          <table:table-cell office:value-type="float" office:value="105398" table:style-name="ce42">
            <text:p>105.398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2661774051520222" table:style-name="ce43">
            <text:p>12,7%</text:p>
          </table:table-cell>
          <table:table-cell office:value-type="float" office:value="7909" table:style-name="ce42">
            <text:p>7.909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8255327976375696E-2" table:style-name="ce43">
            <text:p>4,8%</text:p>
          </table:table-cell>
          <table:table-cell office:value-type="float" office:value="78" table:style-name="ce42">
            <text:p>78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7586580086580087E-3" table:style-name="ce43">
            <text:p>0,2%</text:p>
          </table:table-cell>
          <table:table-cell office:value-type="float" office:value="710238" table:style-name="ce42">
            <text:p>710.238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7959672544524869" table:style-name="ce43">
            <text:p>38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50" table:style-name="ce42">
            <text:p>41.950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163" table:style-name="ce42">
            <text:p>55.163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9625" table:style-name="ce42">
            <text:p>69.625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90018747171762881" table:style-name="ce43">
            <text:p>90,0%</text:p>
          </table:table-cell>
          <table:table-cell office:value-type="float" office:value="35926" table:style-name="ce42">
            <text:p>35.926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39933751278289092" table:style-name="ce43">
            <text:p>39,9%</text:p>
          </table:table-cell>
          <table:table-cell office:value-type="float" office:value="25550" table:style-name="ce42">
            <text:p>25.550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153762593891094" table:style-name="ce43">
            <text:p>13,2%</text:p>
          </table:table-cell>
          <table:table-cell office:value-type="float" office:value="1802" table:style-name="ce42">
            <text:p>1.802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1581508515815083E-2" table:style-name="ce43">
            <text:p>5,2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30025" table:style-name="ce42">
            <text:p>230.02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5878009669235553" table:style-name="ce43">
            <text:p>4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716" table:style-name="ce42">
            <text:p>227.716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6718" table:style-name="ce42">
            <text:p>246.718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9063" table:style-name="ce42">
            <text:p>299.063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3875225614062618" table:style-name="ce43">
            <text:p>93,9%</text:p>
          </table:table-cell>
          <table:table-cell office:value-type="float" office:value="122958" table:style-name="ce42">
            <text:p>122.958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32257624450711614" table:style-name="ce43">
            <text:p>32,3%</text:p>
          </table:table-cell>
          <table:table-cell office:value-type="float" office:value="99303" table:style-name="ce42">
            <text:p>99.303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438392313417688" table:style-name="ce43">
            <text:p>13,4%</text:p>
          </table:table-cell>
          <table:table-cell office:value-type="float" office:value="9132" table:style-name="ce42">
            <text:p>9.132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3231363642658314E-2" table:style-name="ce43">
            <text:p>6,3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1005002" table:style-name="ce42">
            <text:p>1.005.002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8020209539709291" table:style-name="ce43">
            <text:p>48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752" table:style-name="ce42">
            <text:p>136.752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5792" table:style-name="ce42">
            <text:p>155.792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7920189062293761" table:style-name="ce43">
            <text:p>97,9%</text:p>
          </table:table-cell>
          <table:table-cell office:value-type="float" office:value="202762" table:style-name="ce42">
            <text:p>202.762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2821043379538926" table:style-name="ce43">
            <text:p>92,8%</text:p>
          </table:table-cell>
          <table:table-cell office:value-type="float" office:value="183612" table:style-name="ce42">
            <text:p>183.612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59715491840066603" table:style-name="ce43">
            <text:p>59,7%</text:p>
          </table:table-cell>
          <table:table-cell office:value-type="float" office:value="87250" table:style-name="ce42">
            <text:p>87.25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325796585507123" table:style-name="ce43">
            <text:p>12,3%</text:p>
          </table:table-cell>
          <table:table-cell office:value-type="float" office:value="7938" table:style-name="ce42">
            <text:p>7.938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3090597787557349E-2" table:style-name="ce43">
            <text:p>5,3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774216" table:style-name="ce42">
            <text:p>774.216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5013500282564056" table:style-name="ce43">
            <text:p>45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609" table:style-name="ce42">
            <text:p>452.609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601001" table:style-name="ce42">
            <text:p>601.001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4602324600341259" table:style-name="ce43">
            <text:p>94,6%</text:p>
          </table:table-cell>
          <table:table-cell office:value-type="float" office:value="698399" table:style-name="ce42">
            <text:p>698.399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3382562226594581" table:style-name="ce43">
            <text:p>83,4%</text:p>
          </table:table-cell>
          <table:table-cell office:value-type="float" office:value="630900" table:style-name="ce42">
            <text:p>630.900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57786367216838552" table:style-name="ce43">
            <text:p>57,8%</text:p>
          </table:table-cell>
          <table:table-cell office:value-type="float" office:value="347498" table:style-name="ce42">
            <text:p>347.498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394591860683273" table:style-name="ce43">
            <text:p>12,4%</text:p>
          </table:table-cell>
          <table:table-cell office:value-type="float" office:value="46968" table:style-name="ce42">
            <text:p>46.968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4426836546135656E-2" table:style-name="ce43">
            <text:p>8,4%</text:p>
          </table:table-cell>
          <table:table-cell office:value-type="float" office:value="780" table:style-name="ce42">
            <text:p>780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8791472751839064E-3" table:style-name="ce43">
            <text:p>0,5%</text:p>
          </table:table-cell>
          <table:table-cell office:value-type="float" office:value="2778155" table:style-name="ce42">
            <text:p>2.778.155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2533687464959125" table:style-name="ce43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3263" table:style-name="ce42">
            <text:p>293.263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3764" table:style-name="ce42">
            <text:p>423.764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780264101474889" table:style-name="ce43">
            <text:p>96,8%</text:p>
          </table:table-cell>
          <table:table-cell office:value-type="float" office:value="511512" table:style-name="ce42">
            <text:p>511.512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8081167086828949" table:style-name="ce43">
            <text:p>88,1%</text:p>
          </table:table-cell>
          <table:table-cell office:value-type="float" office:value="333354" table:style-name="ce42">
            <text:p>333.354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44309309429056776" table:style-name="ce43">
            <text:p>44,3%</text:p>
          </table:table-cell>
          <table:table-cell office:value-type="float" office:value="214259" table:style-name="ce42">
            <text:p>214.259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132672920841669" table:style-name="ce43">
            <text:p>12,1%</text:p>
          </table:table-cell>
          <table:table-cell office:value-type="float" office:value="21009" table:style-name="ce42">
            <text:p>21.009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9543581400885399E-2" table:style-name="ce43">
            <text:p>6,0%</text:p>
          </table:table-cell>
          <table:table-cell office:value-type="float" office:value="188" table:style-name="ce42">
            <text:p>188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824374811982649E-3" table:style-name="ce43">
            <text:p>0,2%</text:p>
          </table:table-cell>
          <table:table-cell office:value-type="float" office:value="1797349" table:style-name="ce42">
            <text:p>1.797.349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42099334669226024" table:style-name="ce43">
            <text:p>42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43" table:style-name="ce42">
            <text:p>77.843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817" table:style-name="ce42">
            <text:p>94.817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4297" table:style-name="ce42">
            <text:p>124.297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920189629440449" table:style-name="ce43">
            <text:p>99,2%</text:p>
          </table:table-cell>
          <table:table-cell office:value-type="float" office:value="78928" table:style-name="ce42">
            <text:p>78.928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46643343419062028" table:style-name="ce43">
            <text:p>46,6%</text:p>
          </table:table-cell>
          <table:table-cell office:value-type="float" office:value="48760" table:style-name="ce42">
            <text:p>48.760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861014617173331" table:style-name="ce43">
            <text:p>13,9%</text:p>
          </table:table-cell>
          <table:table-cell office:value-type="float" office:value="2794" table:style-name="ce42">
            <text:p>2.794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6720639259804434E-2" table:style-name="ce43">
            <text:p>3,7%</text:p>
          </table:table-cell>
          <table:table-cell office:value-type="float" office:value="71" table:style-name="ce42">
            <text:p>71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3885362477926789E-3" table:style-name="ce43">
            <text:p>0,3%</text:p>
          </table:table-cell>
          <table:table-cell office:value-type="float" office:value="427510" table:style-name="ce42">
            <text:p>427.510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6916582621187364" table:style-name="ce43">
            <text:p>46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584" table:style-name="ce42">
            <text:p>239.584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4430" table:style-name="ce42">
            <text:p>284.430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8159869133978916" table:style-name="ce43">
            <text:p>98,2%</text:p>
          </table:table-cell>
          <table:table-cell office:value-type="float" office:value="323172" table:style-name="ce42">
            <text:p>323.172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152738184113659" table:style-name="ce43">
            <text:p>93,2%</text:p>
          </table:table-cell>
          <table:table-cell office:value-type="float" office:value="236870" table:style-name="ce42">
            <text:p>236.870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58358319639113154" table:style-name="ce43">
            <text:p>58,4%</text:p>
          </table:table-cell>
          <table:table-cell office:value-type="float" office:value="104196" table:style-name="ce42">
            <text:p>104.196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720532191081255" table:style-name="ce43">
            <text:p>11,7%</text:p>
          </table:table-cell>
          <table:table-cell office:value-type="float" office:value="6335" table:style-name="ce42">
            <text:p>6.335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1474352679302107E-2" table:style-name="ce43">
            <text:p>4,1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94630" table:style-name="ce42">
            <text:p>1.194.630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50563288655967065" table:style-name="ce43">
            <text:p>50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20" table:style-name="ce42">
            <text:p>23.220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75" table:style-name="ce42">
            <text:p>28.275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206" table:style-name="ce42">
            <text:p>35.206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340049843576012" table:style-name="ce43">
            <text:p>93,3%</text:p>
          </table:table-cell>
          <table:table-cell office:value-type="float" office:value="17122" table:style-name="ce42">
            <text:p>17.12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3592228935884525" table:style-name="ce43">
            <text:p>35,9%</text:p>
          </table:table-cell>
          <table:table-cell office:value-type="float" office:value="14563" table:style-name="ce42">
            <text:p>14.563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532122879072275" table:style-name="ce43">
            <text:p>13,5%</text:p>
          </table:table-cell>
          <table:table-cell office:value-type="float" office:value="1469" table:style-name="ce42">
            <text:p>1.469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9390647142182335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9865" table:style-name="ce42">
            <text:p>119.865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4265255476609006" table:style-name="ce43">
            <text:p>4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8516" table:style-name="ce42">
            <text:p>368.516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7158" table:style-name="ce42">
            <text:p>497.158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4502177421347666" table:style-name="ce43">
            <text:p>94,5%</text:p>
          </table:table-cell>
          <table:table-cell office:value-type="float" office:value="618711" table:style-name="ce42">
            <text:p>618.711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7969681071143702" table:style-name="ce43">
            <text:p>88,0%</text:p>
          </table:table-cell>
          <table:table-cell office:value-type="float" office:value="481916" table:style-name="ce42">
            <text:p>481.916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49539928226541785" table:style-name="ce43">
            <text:p>49,5%</text:p>
          </table:table-cell>
          <table:table-cell office:value-type="float" office:value="320715" table:style-name="ce42">
            <text:p>320.715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758494623741465" table:style-name="ce43">
            <text:p>12,8%</text:p>
          </table:table-cell>
          <table:table-cell office:value-type="float" office:value="31642" table:style-name="ce42">
            <text:p>31.642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5959859583586952E-2" table:style-name="ce43">
            <text:p>6,6%</text:p>
          </table:table-cell>
          <table:table-cell office:value-type="float" office:value="434" table:style-name="ce42">
            <text:p>434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194441377584443E-3" table:style-name="ce43">
            <text:p>0,3%</text:p>
          </table:table-cell>
          <table:table-cell office:value-type="float" office:value="2319092" table:style-name="ce42">
            <text:p>2.319.092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40717091001282912" table:style-name="ce43">
            <text:p>4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814" table:style-name="ce42">
            <text:p>72.814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8318" table:style-name="ce42">
            <text:p>98.318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5548061691561625" table:style-name="ce43">
            <text:p>95,5%</text:p>
          </table:table-cell>
          <table:table-cell office:value-type="float" office:value="125590" table:style-name="ce42">
            <text:p>125.590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5488295475430365" table:style-name="ce43">
            <text:p>85,5%</text:p>
          </table:table-cell>
          <table:table-cell office:value-type="float" office:value="95640" table:style-name="ce42">
            <text:p>95.640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44847507221367744" table:style-name="ce43">
            <text:p>44,8%</text:p>
          </table:table-cell>
          <table:table-cell office:value-type="float" office:value="63120" table:style-name="ce42">
            <text:p>63.120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450028570651138" table:style-name="ce43">
            <text:p>11,5%</text:p>
          </table:table-cell>
          <table:table-cell office:value-type="float" office:value="7380" table:style-name="ce42">
            <text:p>7.380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2190836542593983E-2" table:style-name="ce43">
            <text:p>6,2%</text:p>
          </table:table-cell>
          <table:table-cell office:value-type="float" office:value="132" table:style-name="ce42">
            <text:p>132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8027195206268728E-3" table:style-name="ce43">
            <text:p>0,4%</text:p>
          </table:table-cell>
          <table:table-cell office:value-type="float" office:value="462994" table:style-name="ce42">
            <text:p>462.994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7414291474845229" table:style-name="ce43">
            <text:p>3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59" table:style-name="ce42">
            <text:p>42.259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274" table:style-name="ce42">
            <text:p>55.274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9071551476914255" table:style-name="ce43">
            <text:p>99,1%</text:p>
          </table:table-cell>
          <table:table-cell office:value-type="float" office:value="67719" table:style-name="ce42">
            <text:p>67.719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1705487243377937" table:style-name="ce43">
            <text:p>91,7%</text:p>
          </table:table-cell>
          <table:table-cell office:value-type="float" office:value="56946" table:style-name="ce42">
            <text:p>56.946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58893002668211059" table:style-name="ce43">
            <text:p>58,9%</text:p>
          </table:table-cell>
          <table:table-cell office:value-type="float" office:value="30134" table:style-name="ce42">
            <text:p>30.134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511307997202146" table:style-name="ce43">
            <text:p>13,5%</text:p>
          </table:table-cell>
          <table:table-cell office:value-type="float" office:value="3665" table:style-name="ce42">
            <text:p>3.66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55922069889702E-2" table:style-name="ce43">
            <text:p>7,6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56006" table:style-name="ce42">
            <text:p>256.006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6299474621790987" table:style-name="ce43">
            <text:p>4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486" table:style-name="ce42">
            <text:p>161.486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8880" table:style-name="ce42">
            <text:p>208.880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8028449275158269" table:style-name="ce43">
            <text:p>98,0%</text:p>
          </table:table-cell>
          <table:table-cell office:value-type="float" office:value="262346" table:style-name="ce42">
            <text:p>262.346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3655196541469876" table:style-name="ce43">
            <text:p>93,7%</text:p>
          </table:table-cell>
          <table:table-cell office:value-type="float" office:value="163335" table:style-name="ce42">
            <text:p>163.335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4804295584701318" table:style-name="ce43">
            <text:p>48,0%</text:p>
          </table:table-cell>
          <table:table-cell office:value-type="float" office:value="99391" table:style-name="ce42">
            <text:p>99.391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711959318423561" table:style-name="ce43">
            <text:p>13,7%</text:p>
          </table:table-cell>
          <table:table-cell office:value-type="float" office:value="12726" table:style-name="ce42">
            <text:p>12.726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69076345289083E-2" table:style-name="ce43">
            <text:p>9,1%</text:p>
          </table:table-cell>
          <table:table-cell office:value-type="float" office:value="38" table:style-name="ce42">
            <text:p>38</text:p>
          </table:table-cell>
          <table:table-cell office:value-type="float" office:value="41824" table:style-name="ce42">
            <text:p>41.824</text:p>
          </table:table-cell>
          <table:table-cell office:value-type="percentage" office:value="9.0856924254016831E-4" table:style-name="ce43">
            <text:p>0,1%</text:p>
          </table:table-cell>
          <table:table-cell office:value-type="float" office:value="908202" table:style-name="ce42">
            <text:p>908.202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7847373431542634" table:style-name="ce43">
            <text:p>47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7" table:style-name="ce42">
            <text:p>2.337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712092130518239" table:style-name="ce43">
            <text:p>89,7%</text:p>
          </table:table-cell>
          <table:table-cell office:value-type="float" office:value="3713" table:style-name="ce42">
            <text:p>3.713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5988883742473365" table:style-name="ce43">
            <text:p>86,0%</text:p>
          </table:table-cell>
          <table:table-cell office:value-type="float" office:value="6249" table:style-name="ce42">
            <text:p>6.249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9534173348606341" table:style-name="ce43">
            <text:p>79,5%</text:p>
          </table:table-cell>
          <table:table-cell office:value-type="float" office:value="8812" table:style-name="ce42">
            <text:p>8.812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6254759432329522" table:style-name="ce43">
            <text:p>76,3%</text:p>
          </table:table-cell>
          <table:table-cell office:value-type="float" office:value="7116" table:style-name="ce42">
            <text:p>7.116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23667930552783875" table:style-name="ce43">
            <text:p>23,7%</text:p>
          </table:table-cell>
          <table:table-cell office:value-type="float" office:value="436" table:style-name="ce42">
            <text:p>436</text:p>
          </table:table-cell>
          <table:table-cell office:value-type="float" office:value="7581" table:style-name="ce42">
            <text:p>7.581</text:p>
          </table:table-cell>
          <table:table-cell office:value-type="percentage" office:value="5.7512201556522889E-2" table:style-name="ce43">
            <text:p>5,8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8671" table:style-name="ce42">
            <text:p>28.671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43337162550258473" table:style-name="ce43">
            <text:p>43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904" table:style-name="ce42">
            <text:p>1.904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1055768412090257" table:style-name="ce43">
            <text:p>81,1%</text:p>
          </table:table-cell>
          <table:table-cell office:value-type="float" office:value="3071" table:style-name="ce42">
            <text:p>3.071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1937033084311628" table:style-name="ce43">
            <text:p>81,9%</text:p>
          </table:table-cell>
          <table:table-cell office:value-type="float" office:value="6122" table:style-name="ce42">
            <text:p>6.122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8216430305353268" table:style-name="ce43">
            <text:p>78,2%</text:p>
          </table:table-cell>
          <table:table-cell office:value-type="float" office:value="7857" table:style-name="ce42">
            <text:p>7.857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9537127179396407" table:style-name="ce43">
            <text:p>69,5%</text:p>
          </table:table-cell>
          <table:table-cell office:value-type="float" office:value="8120" table:style-name="ce42">
            <text:p>8.120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26981226117295232" table:style-name="ce43">
            <text:p>27,0%</text:p>
          </table:table-cell>
          <table:table-cell office:value-type="float" office:value="300" table:style-name="ce42">
            <text:p>300</text:p>
          </table:table-cell>
          <table:table-cell office:value-type="float" office:value="8536" table:style-name="ce42">
            <text:p>8.536</text:p>
          </table:table-cell>
          <table:table-cell office:value-type="percentage" office:value="3.5145267104029994E-2" table:style-name="ce43">
            <text:p>3,5%</text:p>
          </table:table-cell>
          <table:table-cell office:value-type="float" office:value="7" table:style-name="ce42">
            <text:p>7</text:p>
          </table:table-cell>
          <table:table-cell office:value-type="float" office:value="2324" table:style-name="ce42">
            <text:p>2.324</text:p>
          </table:table-cell>
          <table:table-cell office:value-type="percentage" office:value="3.0120481927710845E-3" table:style-name="ce43">
            <text:p>0,3%</text:p>
          </table:table-cell>
          <table:table-cell office:value-type="float" office:value="27381" table:style-name="ce42">
            <text:p>27.38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41374777116262201" table:style-name="ce43">
            <text:p>41,4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7" table:style-name="ce45">
            <text:p>2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" table:style-name="ce45">
            <text:p>1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59" table:style-name="ce45">
            <text:p>3.25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245" table:style-name="ce45">
            <text:p>8.24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421" table:style-name="ce45">
            <text:p>50.42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69" table:style-name="ce45">
            <text:p>6.86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832" table:style-name="ce45">
            <text:p>68.83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900475" table:style-name="ce49">
            <text:p>2.900.475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42777" table:style-name="ce49">
            <text:p>3.842.777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703872051959006" table:style-name="ce50">
            <text:p>97,0%</text:p>
          </table:table-cell>
          <table:table-cell office:value-type="float" office:value="4730577" table:style-name="ce49">
            <text:p>4.730.577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8637613064752274" table:style-name="ce50">
            <text:p>88,6%</text:p>
          </table:table-cell>
          <table:table-cell office:value-type="float" office:value="3622870" table:style-name="ce49">
            <text:p>3.622.870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51510200181820609" table:style-name="ce50">
            <text:p>51,5%</text:p>
          </table:table-cell>
          <table:table-cell office:value-type="float" office:value="2166188" table:style-name="ce49">
            <text:p>2.166.188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966439290815285" table:style-name="ce50">
            <text:p>13,0%</text:p>
          </table:table-cell>
          <table:table-cell office:value-type="float" office:value="222020" table:style-name="ce49">
            <text:p>222.02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7069470159644193E-2" table:style-name="ce50">
            <text:p>6,7%</text:p>
          </table:table-cell>
          <table:table-cell office:value-type="float" office:value="2684" table:style-name="ce49">
            <text:p>2.684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8280942290650956E-3" table:style-name="ce50">
            <text:p>0,3%</text:p>
          </table:table-cell>
          <table:table-cell office:value-type="float" office:value="17487591" table:style-name="ce49">
            <text:p>17.487.591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357754440077008" table:style-name="ce50">
            <text:p>43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9200" table:style-name="ce39">
            <text:p>419.200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93603" table:style-name="ce39">
            <text:p>593.603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1270040176450418" table:style-name="ce40">
            <text:p>91,3%</text:p>
          </table:table-cell>
          <table:table-cell office:value-type="float" office:value="144862" table:style-name="ce39">
            <text:p>144.862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5812091291026439" table:style-name="ce40">
            <text:p>15,8%</text:p>
          </table:table-cell>
          <table:table-cell office:value-type="float" office:value="102820" table:style-name="ce39">
            <text:p>102.820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8.1279283110715153E-2" table:style-name="ce40">
            <text:p>8,1%</text:p>
          </table:table-cell>
          <table:table-cell office:value-type="float" office:value="169782" table:style-name="ce39">
            <text:p>169.782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641758222039682E-2" table:style-name="ce40">
            <text:p>5,6%</text:p>
          </table:table-cell>
          <table:table-cell office:value-type="float" office:value="16079" table:style-name="ce39">
            <text:p>16.079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5691623817999956E-2" table:style-name="ce40">
            <text:p>2,6%</text:p>
          </table:table-cell>
          <table:table-cell office:value-type="float" office:value="361" table:style-name="ce39">
            <text:p>361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9843778343346836E-3" table:style-name="ce40">
            <text:p>0,2%</text:p>
          </table:table-cell>
          <table:table-cell office:value-type="float" office:value="1446707" table:style-name="ce39">
            <text:p>1.446.707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20485179362333025" table:style-name="ce40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911" table:style-name="ce42">
            <text:p>97.911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9093181657170037" table:style-name="ce43">
            <text:p>99,1%</text:p>
          </table:table-cell>
          <table:table-cell office:value-type="float" office:value="109092" table:style-name="ce42">
            <text:p>109.092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1708629313605983" table:style-name="ce43">
            <text:p>91,7%</text:p>
          </table:table-cell>
          <table:table-cell office:value-type="float" office:value="35081" table:style-name="ce42">
            <text:p>35.081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2435040641567594" table:style-name="ce43">
            <text:p>22,4%</text:p>
          </table:table-cell>
          <table:table-cell office:value-type="float" office:value="17400" table:style-name="ce42">
            <text:p>17.400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8.7760886889330494E-2" table:style-name="ce43">
            <text:p>8,8%</text:p>
          </table:table-cell>
          <table:table-cell office:value-type="float" office:value="25761" table:style-name="ce42">
            <text:p>25.761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7749342611128421E-2" table:style-name="ce43">
            <text:p>5,8%</text:p>
          </table:table-cell>
          <table:table-cell office:value-type="float" office:value="1770" table:style-name="ce42">
            <text:p>1.770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9847499439336173E-2" table:style-name="ce43">
            <text:p>2,0%</text:p>
          </table:table-cell>
          <table:table-cell office:value-type="float" office:value="33" table:style-name="ce42">
            <text:p>33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3144268302397832E-3" table:style-name="ce43">
            <text:p>0,1%</text:p>
          </table:table-cell>
          <table:table-cell office:value-type="float" office:value="287048" table:style-name="ce42">
            <text:p>287.048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5340494577864409" table:style-name="ce43">
            <text:p>25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6082" table:style-name="ce42">
            <text:p>86.082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8014255459658872" table:style-name="ce43">
            <text:p>98,0%</text:p>
          </table:table-cell>
          <table:table-cell office:value-type="float" office:value="99368" table:style-name="ce42">
            <text:p>99.368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90955523620353507" table:style-name="ce43">
            <text:p>91,0%</text:p>
          </table:table-cell>
          <table:table-cell office:value-type="float" office:value="20004" table:style-name="ce42">
            <text:p>20.004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3367011466602519" table:style-name="ce43">
            <text:p>13,4%</text:p>
          </table:table-cell>
          <table:table-cell office:value-type="float" office:value="20794" table:style-name="ce42">
            <text:p>20.794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784899628024224" table:style-name="ce43">
            <text:p>12,8%</text:p>
          </table:table-cell>
          <table:table-cell office:value-type="float" office:value="34152" table:style-name="ce42">
            <text:p>34.152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60308294136823" table:style-name="ce43">
            <text:p>10,6%</text:p>
          </table:table-cell>
          <table:table-cell office:value-type="float" office:value="3779" table:style-name="ce42">
            <text:p>3.779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9750272245704056E-2" table:style-name="ce43">
            <text:p>7,0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64215" table:style-name="ce42">
            <text:p>264.215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9317838592379791" table:style-name="ce43">
            <text:p>29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725" table:style-name="ce42">
            <text:p>48.725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8350894190787619" table:style-name="ce43">
            <text:p>98,4%</text:p>
          </table:table-cell>
          <table:table-cell office:value-type="float" office:value="65880" table:style-name="ce42">
            <text:p>65.880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81822246510010432" table:style-name="ce43">
            <text:p>81,8%</text:p>
          </table:table-cell>
          <table:table-cell office:value-type="float" office:value="6640" table:style-name="ce42">
            <text:p>6.640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6640308450836382E-2" table:style-name="ce43">
            <text:p>5,7%</text:p>
          </table:table-cell>
          <table:table-cell office:value-type="float" office:value="10830" table:style-name="ce42">
            <text:p>10.830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6.5320844164852204E-2" table:style-name="ce43">
            <text:p>6,5%</text:p>
          </table:table-cell>
          <table:table-cell office:value-type="float" office:value="20694" table:style-name="ce42">
            <text:p>20.694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4593948118106942E-2" table:style-name="ce43">
            <text:p>4,5%</text:p>
          </table:table-cell>
          <table:table-cell office:value-type="float" office:value="1552" table:style-name="ce42">
            <text:p>1.552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8080359743240251E-2" table:style-name="ce43">
            <text:p>1,8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54356" table:style-name="ce42">
            <text:p>154.35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5650338291700422" table:style-name="ce43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6034" table:style-name="ce42">
            <text:p>86.034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5343321955760452" table:style-name="ce43">
            <text:p>95,3%</text:p>
          </table:table-cell>
          <table:table-cell office:value-type="float" office:value="126325" table:style-name="ce42">
            <text:p>126.325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81747351664067402" table:style-name="ce43">
            <text:p>81,7%</text:p>
          </table:table-cell>
          <table:table-cell office:value-type="float" office:value="19496" table:style-name="ce42">
            <text:p>19.496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8.2929236213907742E-2" table:style-name="ce43">
            <text:p>8,3%</text:p>
          </table:table-cell>
          <table:table-cell office:value-type="float" office:value="34588" table:style-name="ce42">
            <text:p>34.588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9.8678504587574753E-2" table:style-name="ce43">
            <text:p>9,9%</text:p>
          </table:table-cell>
          <table:table-cell office:value-type="float" office:value="39824" table:style-name="ce42">
            <text:p>39.824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7841751250283816E-2" table:style-name="ce43">
            <text:p>4,8%</text:p>
          </table:table-cell>
          <table:table-cell office:value-type="float" office:value="2907" table:style-name="ce42">
            <text:p>2.907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736532864752071E-2" table:style-name="ce43">
            <text:p>1,8%</text:p>
          </table:table-cell>
          <table:table-cell office:value-type="float" office:value="56" table:style-name="ce42">
            <text:p>5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2626262626262627E-3" table:style-name="ce43">
            <text:p>0,1%</text:p>
          </table:table-cell>
          <table:table-cell office:value-type="float" office:value="309230" table:style-name="ce42">
            <text:p>309.230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6527233886307724" table:style-name="ce43">
            <text:p>1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260" table:style-name="ce42">
            <text:p>41.260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1132" table:style-name="ce42">
            <text:p>51.132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96355481852787095" table:style-name="ce43">
            <text:p>96,4%</text:p>
          </table:table-cell>
          <table:table-cell office:value-type="float" office:value="7896" table:style-name="ce42">
            <text:p>7.896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10208804706186567" table:style-name="ce43">
            <text:p>10,2%</text:p>
          </table:table-cell>
          <table:table-cell office:value-type="float" office:value="7326" table:style-name="ce42">
            <text:p>7.326</text:p>
          </table:table-cell>
          <table:table-cell office:value-type="float" office:value="89964" table:style-name="ce42">
            <text:p>89.964</text:p>
          </table:table-cell>
          <table:table-cell office:value-type="percentage" office:value="8.1432573029211683E-2" table:style-name="ce43">
            <text:p>8,1%</text:p>
          </table:table-cell>
          <table:table-cell office:value-type="float" office:value="12587" table:style-name="ce42">
            <text:p>12.587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4800943158241572E-2" table:style-name="ce43">
            <text:p>6,5%</text:p>
          </table:table-cell>
          <table:table-cell office:value-type="float" office:value="739" table:style-name="ce42">
            <text:p>739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1153570917418062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20945" table:style-name="ce42">
            <text:p>120.94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4122229668278206" table:style-name="ce43">
            <text:p>2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759" table:style-name="ce42">
            <text:p>223.759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38929" table:style-name="ce42">
            <text:p>238.929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7359113320565582" table:style-name="ce43">
            <text:p>97,4%</text:p>
          </table:table-cell>
          <table:table-cell office:value-type="float" office:value="64323" table:style-name="ce42">
            <text:p>64.323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20190849878364592" table:style-name="ce43">
            <text:p>20,2%</text:p>
          </table:table-cell>
          <table:table-cell office:value-type="float" office:value="39460" table:style-name="ce42">
            <text:p>39.460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1035220043287204" table:style-name="ce43">
            <text:p>10,4%</text:p>
          </table:table-cell>
          <table:table-cell office:value-type="float" office:value="46317" table:style-name="ce42">
            <text:p>46.317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2679477637187897E-2" table:style-name="ce43">
            <text:p>6,3%</text:p>
          </table:table-cell>
          <table:table-cell office:value-type="float" office:value="3052" table:style-name="ce42">
            <text:p>3.052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1132514436858651E-2" table:style-name="ce43">
            <text:p>2,1%</text:p>
          </table:table-cell>
          <table:table-cell office:value-type="float" office:value="105" table:style-name="ce42">
            <text:p>105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808671713695801E-3" table:style-name="ce43">
            <text:p>0,3%</text:p>
          </table:table-cell>
          <table:table-cell office:value-type="float" office:value="615945" table:style-name="ce42">
            <text:p>615.945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943059612312835" table:style-name="ce43">
            <text:p>29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3799" table:style-name="ce42">
            <text:p>133.799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968149474089084" table:style-name="ce43">
            <text:p>99,0%</text:p>
          </table:table-cell>
          <table:table-cell office:value-type="float" office:value="146291" table:style-name="ce42">
            <text:p>146.291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1948510694464525" table:style-name="ce43">
            <text:p>91,9%</text:p>
          </table:table-cell>
          <table:table-cell office:value-type="float" office:value="30542" table:style-name="ce42">
            <text:p>30.542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3981615425463734" table:style-name="ce43">
            <text:p>14,0%</text:p>
          </table:table-cell>
          <table:table-cell office:value-type="float" office:value="38598" table:style-name="ce42">
            <text:p>38.598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2553093229434301" table:style-name="ce43">
            <text:p>12,6%</text:p>
          </table:table-cell>
          <table:table-cell office:value-type="float" office:value="39586" table:style-name="ce42">
            <text:p>39.586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5923092680101434E-2" table:style-name="ce43">
            <text:p>5,6%</text:p>
          </table:table-cell>
          <table:table-cell office:value-type="float" office:value="4343" table:style-name="ce42">
            <text:p>4.343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9046669966157922E-2" table:style-name="ce43">
            <text:p>2,9%</text:p>
          </table:table-cell>
          <table:table-cell office:value-type="float" office:value="97" table:style-name="ce42">
            <text:p>97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896799169105845E-3" table:style-name="ce43">
            <text:p>0,2%</text:p>
          </table:table-cell>
          <table:table-cell office:value-type="float" office:value="393256" table:style-name="ce42">
            <text:p>393.256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2864199483244999" table:style-name="ce43">
            <text:p>2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9730" table:style-name="ce42">
            <text:p>439.730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330485961412895" table:style-name="ce43">
            <text:p>98,3%</text:p>
          </table:table-cell>
          <table:table-cell office:value-type="float" office:value="474426" table:style-name="ce42">
            <text:p>474.426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7467841559471865" table:style-name="ce43">
            <text:p>74,7%</text:p>
          </table:table-cell>
          <table:table-cell office:value-type="float" office:value="73899" table:style-name="ce42">
            <text:p>73.899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8228762727081703E-2" table:style-name="ce43">
            <text:p>8,8%</text:p>
          </table:table-cell>
          <table:table-cell office:value-type="float" office:value="91040" table:style-name="ce42">
            <text:p>91.040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8.3386762900950748E-2" table:style-name="ce43">
            <text:p>8,3%</text:p>
          </table:table-cell>
          <table:table-cell office:value-type="float" office:value="157203" table:style-name="ce42">
            <text:p>157.203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6071316216927652E-2" table:style-name="ce43">
            <text:p>5,6%</text:p>
          </table:table-cell>
          <table:table-cell office:value-type="float" office:value="21402" table:style-name="ce42">
            <text:p>21.402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847094097599206E-2" table:style-name="ce43">
            <text:p>3,8%</text:p>
          </table:table-cell>
          <table:table-cell office:value-type="float" office:value="388" table:style-name="ce42">
            <text:p>388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42706300355302E-3" table:style-name="ce43">
            <text:p>0,2%</text:p>
          </table:table-cell>
          <table:table-cell office:value-type="float" office:value="1258088" table:style-name="ce42">
            <text:p>1.258.088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9261388149838832" table:style-name="ce43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6489" table:style-name="ce42">
            <text:p>286.489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82753" table:style-name="ce42">
            <text:p>382.753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87414071100026947" table:style-name="ce43">
            <text:p>87,4%</text:p>
          </table:table-cell>
          <table:table-cell office:value-type="float" office:value="68605" table:style-name="ce42">
            <text:p>68.605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11813620145748095" table:style-name="ce43">
            <text:p>11,8%</text:p>
          </table:table-cell>
          <table:table-cell office:value-type="float" office:value="61835" table:style-name="ce42">
            <text:p>61.835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8.2190888621277255E-2" table:style-name="ce43">
            <text:p>8,2%</text:p>
          </table:table-cell>
          <table:table-cell office:value-type="float" office:value="75781" table:style-name="ce42">
            <text:p>75.781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2911900392249687E-2" table:style-name="ce43">
            <text:p>4,3%</text:p>
          </table:table-cell>
          <table:table-cell office:value-type="float" office:value="6210" table:style-name="ce42">
            <text:p>6.210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600344637988402E-2" table:style-name="ce43">
            <text:p>1,8%</text:p>
          </table:table-cell>
          <table:table-cell office:value-type="float" office:value="137" table:style-name="ce42">
            <text:p>137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3294646236256538E-3" table:style-name="ce43">
            <text:p>0,1%</text:p>
          </table:table-cell>
          <table:table-cell office:value-type="float" office:value="881810" table:style-name="ce42">
            <text:p>881.810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20654649878610218" table:style-name="ce43">
            <text:p>2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199" table:style-name="ce42">
            <text:p>76.199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8670" table:style-name="ce42">
            <text:p>88.670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6510514171274331" table:style-name="ce43">
            <text:p>96,5%</text:p>
          </table:table-cell>
          <table:table-cell office:value-type="float" office:value="21748" table:style-name="ce42">
            <text:p>21.748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17357159389291044" table:style-name="ce43">
            <text:p>17,4%</text:p>
          </table:table-cell>
          <table:table-cell office:value-type="float" office:value="18812" table:style-name="ce42">
            <text:p>18.812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11117152042360061" table:style-name="ce43">
            <text:p>11,1%</text:p>
          </table:table-cell>
          <table:table-cell office:value-type="float" office:value="21761" table:style-name="ce42">
            <text:p>21.761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1860036727708956E-2" table:style-name="ce43">
            <text:p>6,2%</text:p>
          </table:table-cell>
          <table:table-cell office:value-type="float" office:value="1068" table:style-name="ce42">
            <text:p>1.068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4036378929660392E-2" table:style-name="ce43">
            <text:p>1,4%</text:p>
          </table:table-cell>
          <table:table-cell office:value-type="float" office:value="59" table:style-name="ce42">
            <text:p>59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8158258960530713E-3" table:style-name="ce43">
            <text:p>0,3%</text:p>
          </table:table-cell>
          <table:table-cell office:value-type="float" office:value="228317" table:style-name="ce42">
            <text:p>228.317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5056380890088265" table:style-name="ce43">
            <text:p>25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6283" table:style-name="ce42">
            <text:p>236.283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5230" table:style-name="ce42">
            <text:p>275.230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4984849635217872" table:style-name="ce43">
            <text:p>95,0%</text:p>
          </table:table-cell>
          <table:table-cell office:value-type="float" office:value="26743" table:style-name="ce42">
            <text:p>26.743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7.7085381074404699E-2" table:style-name="ce43">
            <text:p>7,7%</text:p>
          </table:table-cell>
          <table:table-cell office:value-type="float" office:value="28565" table:style-name="ce42">
            <text:p>28.565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7.0376383691107672E-2" table:style-name="ce43">
            <text:p>7,0%</text:p>
          </table:table-cell>
          <table:table-cell office:value-type="float" office:value="44378" table:style-name="ce42">
            <text:p>44.37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918785517275514E-2" table:style-name="ce43">
            <text:p>5,0%</text:p>
          </table:table-cell>
          <table:table-cell office:value-type="float" office:value="1910" table:style-name="ce42">
            <text:p>1.910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504500965661724E-2" table:style-name="ce43">
            <text:p>1,3%</text:p>
          </table:table-cell>
          <table:table-cell office:value-type="float" office:value="37" table:style-name="ce42">
            <text:p>37</text:p>
          </table:table-cell>
          <table:table-cell office:value-type="float" office:value="44014" table:style-name="ce42">
            <text:p>44.014</text:p>
          </table:table-cell>
          <table:table-cell office:value-type="percentage" office:value="8.4064161403189894E-4" table:style-name="ce43">
            <text:p>0,1%</text:p>
          </table:table-cell>
          <table:table-cell office:value-type="float" office:value="613146" table:style-name="ce42">
            <text:p>613.146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5951699008271667" table:style-name="ce43">
            <text:p>26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82" table:style-name="ce42">
            <text:p>22.882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7615" table:style-name="ce42">
            <text:p>27.615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8186666666666667" table:style-name="ce43">
            <text:p>98,2%</text:p>
          </table:table-cell>
          <table:table-cell office:value-type="float" office:value="8750" table:style-name="ce42">
            <text:p>8.750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23198472877671139" table:style-name="ce43">
            <text:p>23,2%</text:p>
          </table:table-cell>
          <table:table-cell office:value-type="float" office:value="5166" table:style-name="ce42">
            <text:p>5.166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0838368580060423" table:style-name="ce43">
            <text:p>10,8%</text:p>
          </table:table-cell>
          <table:table-cell office:value-type="float" office:value="5258" table:style-name="ce42">
            <text:p>5.258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8857997732721294E-2" table:style-name="ce43">
            <text:p>4,9%</text:p>
          </table:table-cell>
          <table:table-cell office:value-type="float" office:value="455" table:style-name="ce42">
            <text:p>45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149267831837506E-2" table:style-name="ce43">
            <text:p>2,1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70135" table:style-name="ce42">
            <text:p>70.135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5900335317665479" table:style-name="ce4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9808" table:style-name="ce42">
            <text:p>359.808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815232257320351" table:style-name="ce43">
            <text:p>98,8%</text:p>
          </table:table-cell>
          <table:table-cell office:value-type="float" office:value="452505" table:style-name="ce42">
            <text:p>452.505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6014320988593007" table:style-name="ce43">
            <text:p>86,0%</text:p>
          </table:table-cell>
          <table:table-cell office:value-type="float" office:value="96086" table:style-name="ce42">
            <text:p>96.086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3661717304851398" table:style-name="ce43">
            <text:p>13,7%</text:p>
          </table:table-cell>
          <table:table-cell office:value-type="float" office:value="87457" table:style-name="ce42">
            <text:p>87.457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8.9903914850485669E-2" table:style-name="ce43">
            <text:p>9,0%</text:p>
          </table:table-cell>
          <table:table-cell office:value-type="float" office:value="127108" table:style-name="ce42">
            <text:p>127.108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5.0565353495612309E-2" table:style-name="ce43">
            <text:p>5,1%</text:p>
          </table:table-cell>
          <table:table-cell office:value-type="float" office:value="15942" table:style-name="ce42">
            <text:p>15.942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3232162362731285E-2" table:style-name="ce43">
            <text:p>3,3%</text:p>
          </table:table-cell>
          <table:table-cell office:value-type="float" office:value="265" table:style-name="ce42">
            <text:p>265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9505229609674594E-3" table:style-name="ce43">
            <text:p>0,2%</text:p>
          </table:table-cell>
          <table:table-cell office:value-type="float" office:value="1139171" table:style-name="ce42">
            <text:p>1.139.171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20000814660661353" table:style-name="ce43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1087" table:style-name="ce42">
            <text:p>71.087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88772" table:style-name="ce42">
            <text:p>88.772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6271003605477214" table:style-name="ce43">
            <text:p>86,3%</text:p>
          </table:table-cell>
          <table:table-cell office:value-type="float" office:value="27447" table:style-name="ce42">
            <text:p>27.447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18682994234526135" table:style-name="ce43">
            <text:p>18,7%</text:p>
          </table:table-cell>
          <table:table-cell office:value-type="float" office:value="24430" table:style-name="ce42">
            <text:p>24.430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11455715196758826" table:style-name="ce43">
            <text:p>11,5%</text:p>
          </table:table-cell>
          <table:table-cell office:value-type="float" office:value="34960" table:style-name="ce42">
            <text:p>34.960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6.3417775480032287E-2" table:style-name="ce43">
            <text:p>6,3%</text:p>
          </table:table-cell>
          <table:table-cell office:value-type="float" office:value="3248" table:style-name="ce42">
            <text:p>3.248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7370709632838108E-2" table:style-name="ce43">
            <text:p>2,7%</text:p>
          </table:table-cell>
          <table:table-cell office:value-type="float" office:value="120" table:style-name="ce42">
            <text:p>120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4570177460244295E-3" table:style-name="ce43">
            <text:p>0,3%</text:p>
          </table:table-cell>
          <table:table-cell office:value-type="float" office:value="250064" table:style-name="ce42">
            <text:p>250.064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20207534834934573" table:style-name="ce43">
            <text:p>20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301" table:style-name="ce42">
            <text:p>41.301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2640" table:style-name="ce42">
            <text:p>52.640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4350444508173215" table:style-name="ce43">
            <text:p>94,4%</text:p>
          </table:table-cell>
          <table:table-cell office:value-type="float" office:value="10950" table:style-name="ce42">
            <text:p>10.950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14828557499593739" table:style-name="ce43">
            <text:p>14,8%</text:p>
          </table:table-cell>
          <table:table-cell office:value-type="float" office:value="12316" table:style-name="ce42">
            <text:p>12.316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12737088133700125" table:style-name="ce43">
            <text:p>12,7%</text:p>
          </table:table-cell>
          <table:table-cell office:value-type="float" office:value="13731" table:style-name="ce42">
            <text:p>13.731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6.1566260738561973E-2" table:style-name="ce43">
            <text:p>6,2%</text:p>
          </table:table-cell>
          <table:table-cell office:value-type="float" office:value="1036" table:style-name="ce42">
            <text:p>1.036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1358622822389445E-2" table:style-name="ce43">
            <text:p>2,1%</text:p>
          </table:table-cell>
          <table:table-cell office:value-type="float" office:value="8" table:style-name="ce42">
            <text:p>8</text:p>
          </table:table-cell>
          <table:table-cell office:value-type="float" office:value="13906" table:style-name="ce42">
            <text:p>13.906</text:p>
          </table:table-cell>
          <table:table-cell office:value-type="percentage" office:value="5.752912411908529E-4" table:style-name="ce43">
            <text:p>0,1%</text:p>
          </table:table-cell>
          <table:table-cell office:value-type="float" office:value="131982" table:style-name="ce42">
            <text:p>131.982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3869351732120411" table:style-name="ce43">
            <text:p>23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7505" table:style-name="ce42">
            <text:p>157.505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718265273820827" table:style-name="ce43">
            <text:p>99,7%</text:p>
          </table:table-cell>
          <table:table-cell office:value-type="float" office:value="163623" table:style-name="ce42">
            <text:p>163.623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76789108367240622" table:style-name="ce43">
            <text:p>76,8%</text:p>
          </table:table-cell>
          <table:table-cell office:value-type="float" office:value="19005" table:style-name="ce42">
            <text:p>19.005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7846165379713622E-2" table:style-name="ce43">
            <text:p>6,8%</text:p>
          </table:table-cell>
          <table:table-cell office:value-type="float" office:value="34528" table:style-name="ce42">
            <text:p>34.528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1015598113990064" table:style-name="ce43">
            <text:p>10,2%</text:p>
          </table:table-cell>
          <table:table-cell office:value-type="float" office:value="42540" table:style-name="ce42">
            <text:p>42.540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8688085380541329E-2" table:style-name="ce43">
            <text:p>5,9%</text:p>
          </table:table-cell>
          <table:table-cell office:value-type="float" office:value="3986" table:style-name="ce42">
            <text:p>3.986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84058921203224E-2" table:style-name="ce43">
            <text:p>2,8%</text:p>
          </table:table-cell>
          <table:table-cell office:value-type="float" office:value="16" table:style-name="ce42">
            <text:p>16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8255547054322876E-4" table:style-name="ce43">
            <text:p>0,0%</text:p>
          </table:table-cell>
          <table:table-cell office:value-type="float" office:value="421203" table:style-name="ce42">
            <text:p>421.203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2190500826342655" table:style-name="ce43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59" table:style-name="ce42">
            <text:p>2.259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717850287907872" table:style-name="ce43">
            <text:p>86,7%</text:p>
          </table:table-cell>
          <table:table-cell office:value-type="float" office:value="3472" table:style-name="ce42">
            <text:p>3.472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0407596109309865" table:style-name="ce43">
            <text:p>80,4%</text:p>
          </table:table-cell>
          <table:table-cell office:value-type="float" office:value="1055" table:style-name="ce42">
            <text:p>1.055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3427516863942981" table:style-name="ce43">
            <text:p>13,4%</text:p>
          </table:table-cell>
          <table:table-cell office:value-type="float" office:value="752" table:style-name="ce42">
            <text:p>752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5074420214607132E-2" table:style-name="ce43">
            <text:p>6,5%</text:p>
          </table:table-cell>
          <table:table-cell office:value-type="float" office:value="1205" table:style-name="ce42">
            <text:p>1.205</text:p>
          </table:table-cell>
          <table:table-cell office:value-type="float" office:value="30066" table:style-name="ce42">
            <text:p>30.066</text:p>
          </table:table-cell>
          <table:table-cell office:value-type="percentage" office:value="4.0078493979910861E-2" table:style-name="ce43">
            <text:p>4,0%</text:p>
          </table:table-cell>
          <table:table-cell office:value-type="float" office:value="119" table:style-name="ce42">
            <text:p>119</text:p>
          </table:table-cell>
          <table:table-cell office:value-type="float" office:value="7581" table:style-name="ce42">
            <text:p>7.581</text:p>
          </table:table-cell>
          <table:table-cell office:value-type="percentage" office:value="1.569713758079409E-2" table:style-name="ce43">
            <text:p>1,6%</text:p>
          </table:table-cell>
          <table:table-cell office:value-type="float" office:value="5" table:style-name="ce42">
            <text:p>5</text:p>
          </table:table-cell>
          <table:table-cell office:value-type="float" office:value="2175" table:style-name="ce42">
            <text:p>2.175</text:p>
          </table:table-cell>
          <table:table-cell office:value-type="percentage" office:value="2.2988505747126436E-3" table:style-name="ce43">
            <text:p>0,2%</text:p>
          </table:table-cell>
          <table:table-cell office:value-type="float" office:value="8867" table:style-name="ce42">
            <text:p>8.867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3402763082318087" table:style-name="ce43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99" table:style-name="ce42">
            <text:p>1.799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585781183482338" table:style-name="ce43">
            <text:p>76,6%</text:p>
          </table:table-cell>
          <table:table-cell office:value-type="float" office:value="2814" table:style-name="ce42">
            <text:p>2.814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5080042689434368" table:style-name="ce43">
            <text:p>75,1%</text:p>
          </table:table-cell>
          <table:table-cell office:value-type="float" office:value="1983" table:style-name="ce42">
            <text:p>1.983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5335377539287085" table:style-name="ce43">
            <text:p>25,3%</text:p>
          </table:table-cell>
          <table:table-cell office:value-type="float" office:value="1054" table:style-name="ce42">
            <text:p>1.054</text:p>
          </table:table-cell>
          <table:table-cell office:value-type="float" office:value="11299" table:style-name="ce42">
            <text:p>11.299</text:p>
          </table:table-cell>
          <table:table-cell office:value-type="percentage" office:value="9.3282591379768118E-2" table:style-name="ce43">
            <text:p>9,3%</text:p>
          </table:table-cell>
          <table:table-cell office:value-type="float" office:value="1704" table:style-name="ce42">
            <text:p>1.704</text:p>
          </table:table-cell>
          <table:table-cell office:value-type="float" office:value="30095" table:style-name="ce42">
            <text:p>30.095</text:p>
          </table:table-cell>
          <table:table-cell office:value-type="percentage" office:value="5.6620701113141721E-2" table:style-name="ce43">
            <text:p>5,7%</text:p>
          </table:table-cell>
          <table:table-cell office:value-type="float" office:value="101" table:style-name="ce42">
            <text:p>101</text:p>
          </table:table-cell>
          <table:table-cell office:value-type="float" office:value="8536" table:style-name="ce42">
            <text:p>8.536</text:p>
          </table:table-cell>
          <table:table-cell office:value-type="percentage" office:value="1.1832239925023431E-2" table:style-name="ce43">
            <text:p>1,2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9461" table:style-name="ce42">
            <text:p>9.46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4296291819033516" table:style-name="ce43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8" table:style-name="ce45">
            <text:p>62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709" table:style-name="ce45">
            <text:p>1.70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7795" table:style-name="ce45">
            <text:p>7.79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92" table:style-name="ce45">
            <text:p>59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732" table:style-name="ce45">
            <text:p>10.732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32116" table:style-name="ce49">
            <text:p>2.832.116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932675234930968" table:style-name="ce50">
            <text:p>99,9%</text:p>
          </table:table-cell>
          <table:table-cell office:value-type="float" office:value="3443144" table:style-name="ce49">
            <text:p>3.443.144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86947092772935664" table:style-name="ce50">
            <text:p>86,9%</text:p>
          </table:table-cell>
          <table:table-cell office:value-type="float" office:value="685743" table:style-name="ce49">
            <text:p>685.743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12848881372370097" table:style-name="ce50">
            <text:p>12,8%</text:p>
          </table:table-cell>
          <table:table-cell office:value-type="float" office:value="639480" table:style-name="ce49">
            <text:p>639.480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9.0921680359136947E-2" table:style-name="ce50">
            <text:p>9,1%</text:p>
          </table:table-cell>
          <table:table-cell office:value-type="float" office:value="922127" table:style-name="ce49">
            <text:p>922.127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5196980889570181E-2" table:style-name="ce50">
            <text:p>5,5%</text:p>
          </table:table-cell>
          <table:table-cell office:value-type="float" office:value="90290" table:style-name="ce49">
            <text:p>90.29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7275481761617305E-2" table:style-name="ce50">
            <text:p>2,7%</text:p>
          </table:table-cell>
          <table:table-cell office:value-type="float" office:value="1778" table:style-name="ce49">
            <text:p>1.778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8734543737994561E-3" table:style-name="ce50">
            <text:p>0,2%</text:p>
          </table:table-cell>
          <table:table-cell office:value-type="float" office:value="8614678" table:style-name="ce49">
            <text:p>8.614.678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1467022704461536" table:style-name="ce50">
            <text:p>21,5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7T14:45:12Z</meta:creation-date>
    <dc:date>2021-05-27T14:45:32Z</dc:date>
  </office:meta>
</office:document-meta>
</file>